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P1" style:family="paragraph" style:parent-style-name="Imio_20_tableau_20_exp">
      <style:text-properties officeooo:paragraph-rsid="005ea514"/>
    </style:style>
    <style:style style:name="P2" style:family="paragraph" style:parent-style-name="Imio_20_texte_20_date">
      <style:text-properties officeooo:paragraph-rsid="0061be84"/>
    </style:style>
    <style:style style:name="P3" style:family="paragraph" style:parent-style-name="Imio_20_tableau_20_dest">
      <style:text-properties officeooo:paragraph-rsid="0076d611"/>
    </style:style>
    <style:style style:name="P4" style:family="paragraph" style:parent-style-name="Imio_20_tableau_20_dest">
      <style:text-properties officeooo:paragraph-rsid="007f4b03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91e29"/>
    </style:style>
    <style:style style:name="T2" style:family="text">
      <style:text-properties officeooo:rsid="00436e41"/>
    </style:style>
    <style:style style:name="T3" style:family="text">
      <style:text-properties officeooo:rsid="0046133a"/>
    </style:style>
    <style:style style:name="T4" style:family="text">
      <style:text-properties officeooo:rsid="0061be84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Imio_20_tableau_20_exp"><office:annotation><dc:creator>sge</dc:creator><dc:date>2017-04-04T09:21:14</dc:date><text:p text:style-name="P5"><text:span text:style-name="T5">do cell with sender=view.get_sender(); hp=sender['hp']; hp_infos=view.get_ctct_det(hp); person=sender['person']</text:span></text:p></office:annotation><text:span text:style-name="T2">Expéditeur : </text:span><text:span text:style-name="T2"><text:text-input text:description="">view.fmt(person.firstname)</text:text-input></text:span><text:span text:style-name="T2"><text:text-input text:description="">person.lastname</text:text-input></text:span></text:p>
            <text:p text:style-name="Imio_20_tableau_20_exp"><office:annotation><dc:creator>sge</dc:creator><dc:date>2017-04-21T15:38:05</dc:date><text:p text:style-name="P5"><text:span text:style-name="T5">do text if hp.label</text:span></text:p></office:annotation><text:text-input text:description="">hp.label</text:text-input></text:p>
            <text:p text:style-name="Imio_20_tableau_20_exp"><office:annotation><dc:creator>sge</dc:creator><dc:date>2017-04-21T15:49:36</dc:date><text:p text:style-name="P5"><text:span text:style-name="T5">do text if hp_infos['email']</text:span></text:p></office:annotation><text:text-input text:description="">hp_infos['email']</text:text-input></text:p>
            <text:p text:style-name="P1"><office:annotation><dc:creator>sge</dc:creator><dc:date>2017-04-26T16:17:48</dc:date><text:p text:style-name="P5"><text:span text:style-name="T6">do text if hp_infos['phone']</text:span></text:p></office:annotation><text:span text:style-name="T3">Tél: </text:span><text:span text:style-name="T3"><text:text-input text:description="">view.display_phone(phone=hp_infos['phone'], pattern='/.')</text:text-input></text:span><text:span text:style-name="T3"><text:text-input text:description="">view.fmt(view.display_phone(phone=hp_infos['fax'], pattern='/.'), ', fax: %s')</text:text-input></text:span></text:p>
            <text:p text:style-name="Imio_20_tableau_20_exp"><office:annotation><dc:creator>sge</dc:creator><dc:date>2017-04-26T16:43:30</dc:date><text:p text:style-name="P5"><text:span text:style-name="T6">do text if 'street' in hp_infos['address'] and hp_infos['address']['street']</text:span></text:p></office:annotation><text:text-input text:description="">view.fmt(hp_infos['address']['number'], '%s, ')</text:text-input><text:text-input text:description="">hp_infos['address']['street']</text:text-input></text:p>
            <text:p text:style-name="Imio_20_tableau_20_exp"><office:annotation><dc:creator>sge</dc:creator><dc:date>2017-04-27T10:50:00</dc:date><text:p text:style-name="P5"><text:span text:style-name="T6">do text if 'zip_code' in hp_infos['address'] and hp_infos['address']['zip_code']</text:span></text:p></office:annotation><text:text-input text:description="">view.fmt(hp_infos['address']['zip_code'], '%s, ')</text:text-input><text:text-input text:description="">hp_infos['address']['city']</text:text-input></text:p>
          </table:table-cell>
          <table:table-cell table:style-name="Tableau1.A1" office:value-type="string">
            <text:p text:style-name="Imio_20_tableau_20_dest"><office:annotation><dc:creator>sge</dc:creator><dc:date>2017-08-04T15:13:24</dc:date><text:p text:style-name="P5"><text:span text:style-name="T5">do cell meta-if </text:span><text:span text:style-name="T6">view.do_mailing()</text:span></text:p><text:p text:style-name="P5"><text:span text:style-name="T5">with rec_infos=view.get_ctct_det(mailed_data); rec_dic=view.get_separate_contacts(mailed_data)</text:span></text:p></office:annotation>Destinataire :</text:p>
            <text:p text:style-name="Imio_20_tableau_20_dest"><office:annotation><dc:creator>sge</dc:creator><dc:date>2018-02-21T10:26:18</dc:date><text:p text:style-name="P5"><text:span text:style-name="T5">do text meta-if view.do_mailing()</text:span></text:p><text:p text:style-name="P5"><text:span text:style-name="T5">if rec_dic['pers']</text:span></text:p></office:annotation><text:conditional-text text:condition="ooow:&quot;view.do_mailing()&quot;" text:string-value-if-true="&quot;rec_dic['pers'].get_title()&quot;" text:string-value-if-false="">rec_dic['pers'].get_title()</text:conditional-text></text:p>
            <text:p text:style-name="P4"><office:annotation><dc:creator>sge</dc:creator><dc:date>2018-03-22T14:30:20</dc:date><text:p text:style-name="P5"><text:span text:style-name="T5">do text </text:span><text:span text:style-name="T6">meta-if view.do_mailing()</text:span></text:p><text:p text:style-name="P5"><text:span text:style-name="T5">if rec_dic.get('label')</text:span></text:p></office:annotation><text:conditional-text text:condition="ooow:&quot;view.do_mailing()&quot;" text:string-value-if-true="&quot;rec_dic['label']&quot;" text:string-value-if-false="">rec_dic['label']</text:conditional-text></text:p>
            <text:p text:style-name="P4"><office:annotation><dc:creator>sge</dc:creator><dc:date>2018-03-02T10:30:00</dc:date><text:p text:style-name="P5"><text:span text:style-name="T6">do text meta-if view.do_mailing()</text:span></text:p><text:p text:style-name="P5"><text:span text:style-name="T6">if rec_dic['levels']</text:span></text:p></office:annotation><text:conditional-text text:condition="ooow:&quot;view.do_mailing()&quot;" text:string-value-if-true="&quot;' - '.join(o.title for o in rec_dic['chain'][1:])&quot;" text:string-value-if-false="">' - '.join(o.title for o in rec_dic['chain'][1:])</text:conditional-text></text:p>
            <text:p text:style-name="Imio_20_tableau_20_dest"><office:annotation><dc:creator>sge</dc:creator><dc:date>2018-02-21T10:27:03</dc:date><text:p text:style-name="P5"><text:span text:style-name="T6">do text meta-if view.do_mailing()</text:span></text:p><text:p text:style-name="P5"><text:span text:style-name="T6">if rec_dic['root']</text:span></text:p></office:annotation><text:conditional-text text:condition="ooow:&quot;view.do_mailing()&quot;" text:string-value-if-true="&quot;rec_dic['root'].title&quot;" text:string-value-if-false="">rec_dic['root'].title</text:conditional-text></text:p>
            <text:p text:style-name="Imio_20_tableau_20_dest"><office:annotation><dc:creator>sge</dc:creator><dc:date>2018-02-02T12:03:54</dc:date><text:p text:style-name="P5"><text:span text:style-name="T6">do text meta-if view.do_mailing()</text:span></text:p><text:p text:style-name="P5"><text:span text:style-name="T6">if rec_infos['address'].get('additional_address_details', '')</text:span></text:p></office:annotation><text:conditional-text text:condition="ooow:&quot;view.do_mailing()&quot;" text:string-value-if-true="&quot;rec_infos['address']['additional_address_details']&quot;" text:string-value-if-false="">rec_infos['address']['additional_address_details']</text:conditional-text></text:p>
            <text:p text:style-name="P3"><text:conditional-text text:condition="ooow:&quot;view.do_mailing()&quot;" text:string-value-if-true="&quot;rec_infos['address'].get('street', '')&quot;" text:string-value-if-false="">rec_infos['address'].get('street', '')</text:conditional-text><text:conditional-text text:condition="ooow:&quot;view.do_mailing()&quot;" text:string-value-if-true="&quot;view.fmt(rec_infos['address'].get('number', ''), fmt=', %s')&quot;" text:string-value-if-false="">view.fmt(rec_infos['address'].get('number', ''), fmt=', %s')</text:conditional-text></text:p>
            <text:p text:style-name="Imio_20_tableau_20_dest"><text:conditional-text text:condition="ooow:&quot;view.do_mailing()&quot;" text:string-value-if-true="&quot;view.fmt(rec_infos['address'].get('zip_code',''), fmt='%s ')&quot;" text:string-value-if-false="">view.fmt(rec_infos['address'].get('zip_code',''), fmt='%s ')</text:conditional-text><text:conditional-text text:condition="ooow:&quot;view.do_mailing()&quot;" text:string-value-if-true="&quot;rec_infos['address'].get('city','')&quot;" text:string-value-if-false="">rec_infos['address'].get('city','')</text:conditional-text></text:p>
            <text:p text:style-name="Imio_20_tableau_20_dest"><office:annotation><dc:creator>sge</dc:creator><dc:date>2018-03-02T10:34:24</dc:date><text:p text:style-name="P5"><text:span text:style-name="T6">do text meta-if view.do_mailing()</text:span></text:p><text:p text:style-name="P5"><text:span text:style-name="T6">if rec_infos['address'].get('country', '')</text:span></text:p></office:annotation><text:conditional-text text:condition="ooow:&quot;view.do_mailing()&quot;" text:string-value-if-true="&quot;rec_infos['address'].get('country')&quot;" text:string-value-if-false="">rec_infos['address'].get('country')</text:conditional-text></text:p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Imio_20_tableau_20_ref">Notre référence : <text:text-input text:description="">view.real_context.internal_reference_no</text:text-input></text:p>
          </table:table-cell>
          <table:table-cell table:style-name="Tableau1.A1" office:value-type="string">
            <text:p text:style-name="Imio_20_tableau_20_ref"><office:annotation><dc:creator>sge</dc:creator><dc:date>2017-04-19T18:05:50</dc:date><text:p text:style-name="P5"><text:span text:style-name="T5">do text if view.real_context.external_reference_no</text:span></text:p></office:annotation>V<text:span text:style-name="T1">otre référence : </text:span><text:span text:style-name="T1"><text:text-input text:description="">view.real_context.external_reference_no</text:text-input></text:span></text:p>
          </table:table-cell>
        </table:table-row>
      </table:table>
      <text:p text:style-name="Text_20_body"/>
      <text:p text:style-name="P2">Le <text:span text:style-name="T4"><text:text-input text:description="">view.display_date(field_name='mail_date', custom_format='%d %B %Y')</text:text-input></text:span></text:p>
      <text:p text:style-name="Text_20_body"/>
      <text:p text:style-name="Text_20_body"/>
      <text:p text:style-name="Text_20_body"><text:conditional-text text:condition="ooow:&quot;view.do_mailing()&quot;" text:string-value-if-true="&quot;view.person_title(mailed_data, pers_dft=u'Monsieur', org_dft=u'Madame, Monsieur')&quot;" text:string-value-if-false="">view.person_title(mailed_data, pers_dft=u'Monsieur', org_dft=u'Madame, Monsieur')</text:conditional-text>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21-04-30T16:18:20.518417311</dc:date>
    <dc:creator>sge</dc:creator>
    <meta:editing-duration>PT7H57M53S</meta:editing-duration>
    <meta:editing-cycles>95</meta:editing-cycles>
    <meta:document-statistic meta:table-count="1" meta:image-count="0" meta:object-count="0" meta:page-count="1" meta:paragraph-count="19" meta:word-count="87" meta:character-count="1068" meta:non-whitespace-character-count="1030"/>
  </office:meta>
</office:document-meta>
</file>